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officeooo:rsid="00175c0f" officeooo:paragraph-rsid="00175c0f" style:font-size-asian="18pt" style:font-size-complex="18pt"/>
    </style:style>
    <style:style style:name="P2" style:family="paragraph" style:parent-style-name="Standard">
      <style:text-properties fo:font-variant="normal" fo:text-transform="none" fo:color="#000000" style:font-name="Liberation Serif" fo:font-size="9.75pt" fo:letter-spacing="normal" fo:font-style="normal" fo:font-weight="normal" officeooo:paragraph-rsid="001f8ad2"/>
    </style:style>
    <style:style style:name="P3" style:family="paragraph" style:parent-style-name="Standard">
      <style:text-properties fo:font-variant="normal" fo:text-transform="none" fo:color="#000000" style:font-name="Liberation Serif" fo:font-size="9.75pt" fo:letter-spacing="normal" fo:font-style="normal" fo:font-weight="normal" officeooo:rsid="001fca99" officeooo:paragraph-rsid="001fca99"/>
    </style:style>
    <style:style style:name="P4" style:family="paragraph" style:parent-style-name="Standard">
      <style:text-properties fo:font-variant="normal" fo:text-transform="none" fo:color="#000000" style:font-name="Liberation Serif" fo:font-size="18pt" fo:letter-spacing="normal" fo:font-style="normal" fo:font-weight="normal" officeooo:rsid="001943bb" officeooo:paragraph-rsid="001f8ad2" style:font-size-asian="18pt" style:font-size-complex="18pt"/>
    </style:style>
    <style:style style:name="P5" style:family="paragraph" style:parent-style-name="Standard">
      <style:text-properties fo:font-variant="normal" fo:text-transform="none" fo:color="#000000" style:font-name="Liberation Serif" fo:font-size="18pt" fo:letter-spacing="normal" fo:font-style="normal" fo:font-weight="normal" officeooo:rsid="00207e43" officeooo:paragraph-rsid="00207e43" style:font-size-asian="18pt" style:font-size-complex="18pt"/>
    </style:style>
    <style:style style:name="P6" style:family="paragraph" style:parent-style-name="Standard">
      <style:text-properties fo:font-variant="normal" fo:text-transform="none" fo:color="#000000" style:font-name="Liberation Serif" fo:font-size="18pt" fo:letter-spacing="normal" fo:font-style="normal" fo:font-weight="normal" officeooo:rsid="00214499" officeooo:paragraph-rsid="00214499" style:font-size-asian="18pt" style:font-size-complex="18pt"/>
    </style:style>
    <style:style style:name="P7" style:family="paragraph" style:parent-style-name="Standard">
      <style:text-properties fo:font-variant="normal" fo:text-transform="none" fo:color="#000000" style:font-name="Liberation Serif" fo:font-size="18pt" fo:letter-spacing="normal" fo:font-style="normal" fo:font-weight="normal" officeooo:rsid="00230dde" officeooo:paragraph-rsid="00230dde" style:font-size-asian="18pt" style:font-size-complex="18pt"/>
    </style:style>
    <style:style style:name="P8" style:family="paragraph" style:parent-style-name="Standard">
      <style:text-properties fo:font-variant="normal" fo:text-transform="none" fo:color="#000000" style:font-name="Liberation Serif" fo:font-size="18pt" fo:letter-spacing="normal" fo:font-style="normal" fo:font-weight="normal" officeooo:rsid="0026e257" officeooo:paragraph-rsid="0026e257" style:font-size-asian="18pt" style:font-size-complex="18pt"/>
    </style:style>
    <style:style style:name="P9" style:family="paragraph" style:parent-style-name="Standard">
      <style:text-properties fo:font-variant="normal" fo:text-transform="none" fo:color="#000000" style:font-name="Liberation Serif" fo:font-size="18pt" fo:letter-spacing="normal" fo:font-style="normal" fo:font-weight="normal" officeooo:rsid="00287838" officeooo:paragraph-rsid="00287838" style:font-size-asian="18pt" style:font-size-complex="18pt"/>
    </style:style>
    <style:style style:name="P10" style:family="paragraph" style:parent-style-name="Standard">
      <style:text-properties fo:font-variant="normal" fo:text-transform="none" fo:color="#000000" fo:letter-spacing="normal" officeooo:rsid="00295c62" officeooo:paragraph-rsid="00295c62"/>
    </style:style>
    <style:style style:name="P11" style:family="paragraph" style:parent-style-name="Standard">
      <style:text-properties fo:font-variant="normal" fo:text-transform="none" fo:color="#000000" fo:letter-spacing="normal" officeooo:paragraph-rsid="002bc62b"/>
    </style:style>
    <style:style style:name="P12" style:family="paragraph" style:parent-style-name="Standard">
      <style:text-properties officeooo:paragraph-rsid="00250b37"/>
    </style:style>
    <style:style style:name="P13" style:family="paragraph" style:parent-style-name="Standard">
      <style:text-properties fo:font-variant="normal" fo:text-transform="none" fo:color="#000000" style:font-name="Liberation Serif" fo:font-size="18pt" fo:letter-spacing="normal" fo:font-style="normal" fo:font-weight="normal" officeooo:rsid="00250b37" officeooo:paragraph-rsid="00274c47" style:font-size-asian="18pt" style:font-size-complex="18pt"/>
    </style:style>
    <style:style style:name="P14" style:family="paragraph" style:parent-style-name="Standard">
      <style:text-properties fo:font-variant="normal" fo:text-transform="none" fo:color="#000000" style:font-name="Liberation Serif" fo:font-size="18pt" fo:letter-spacing="normal" fo:font-style="normal" fo:font-weight="normal" officeooo:rsid="00295c62" officeooo:paragraph-rsid="00295c62" style:font-size-asian="18pt" style:font-size-complex="18pt"/>
    </style:style>
    <style:style style:name="P15" style:family="paragraph" style:parent-style-name="Standard">
      <style:text-properties fo:font-variant="normal" fo:text-transform="none" fo:color="#000000" style:font-name="Liberation Serif" fo:font-size="18pt" fo:letter-spacing="normal" fo:font-style="normal" fo:font-weight="normal" officeooo:rsid="002bc62b" officeooo:paragraph-rsid="002bc62b" style:font-size-asian="18pt" style:font-size-complex="18pt"/>
    </style:style>
    <style:style style:name="P16" style:family="paragraph" style:parent-style-name="Standard">
      <style:text-properties fo:font-variant="normal" fo:text-transform="none" fo:color="#000000" style:font-name="Liberation Serif" fo:font-size="18pt" fo:letter-spacing="normal" fo:font-style="normal" fo:font-weight="normal" officeooo:rsid="002c3b16" officeooo:paragraph-rsid="002c3b16" style:font-size-asian="18pt" style:font-size-complex="18pt"/>
    </style:style>
    <style:style style:name="P17" style:family="paragraph" style:parent-style-name="Standard">
      <style:text-properties fo:font-variant="normal" fo:text-transform="none" fo:color="#000000" style:font-name="Liberation Serif" fo:font-size="18pt" fo:letter-spacing="normal" fo:font-style="normal" fo:font-weight="normal" officeooo:rsid="002f092a" officeooo:paragraph-rsid="002f092a" style:font-size-asian="18pt" style:font-size-complex="18pt"/>
    </style:style>
    <style:style style:name="P18" style:family="paragraph" style:parent-style-name="Standard">
      <style:text-properties fo:font-variant="normal" fo:text-transform="none" fo:color="#000000" style:font-name="Liberation Serif" fo:font-size="18pt" fo:letter-spacing="normal" fo:font-style="normal" fo:font-weight="normal" officeooo:rsid="002e1615" officeooo:paragraph-rsid="002e1615" style:font-size-asian="18pt" style:font-size-complex="18pt"/>
    </style:style>
    <style:style style:name="P19" style:family="paragraph" style:parent-style-name="Standard">
      <style:text-properties fo:font-variant="normal" fo:text-transform="none" fo:color="#000000" style:font-name="Liberation Serif" fo:font-size="9.75pt" fo:letter-spacing="normal" fo:font-style="normal" fo:font-weight="normal" officeooo:rsid="00214499" officeooo:paragraph-rsid="00214499"/>
    </style:style>
    <style:style style:name="P20" style:family="paragraph" style:parent-style-name="Standard">
      <style:text-properties fo:font-variant="normal" fo:text-transform="none" fo:color="#000000" style:font-name="Liberation Serif" fo:font-size="9.75pt" fo:letter-spacing="normal" fo:font-style="normal" fo:font-weight="normal" officeooo:rsid="0030c6a2" officeooo:paragraph-rsid="0030c6a2"/>
    </style:style>
    <style:style style:name="T1" style:family="text">
      <style:text-properties fo:font-size="18pt" style:font-size-asian="18pt" style:font-size-complex="18pt"/>
    </style:style>
    <style:style style:name="T2" style:family="text">
      <style:text-properties fo:font-size="18pt" officeooo:rsid="001c6e90" style:font-size-asian="18pt" style:font-size-complex="18pt"/>
    </style:style>
    <style:style style:name="T3" style:family="text">
      <style:text-properties fo:font-size="18pt" officeooo:rsid="001a995d" style:font-size-asian="18pt" style:font-size-complex="18pt"/>
    </style:style>
    <style:style style:name="T4" style:family="text">
      <style:text-properties fo:font-size="18pt" officeooo:rsid="001943bb" style:font-size-asian="18pt" style:font-size-complex="18pt"/>
    </style:style>
    <style:style style:name="T5" style:family="text">
      <style:text-properties fo:font-variant="normal" fo:text-transform="none" fo:color="#000000" style:font-name="Liberation Serif" fo:font-size="18pt" fo:letter-spacing="normal" fo:font-style="normal" fo:font-weight="normal" officeooo:rsid="00230dde" style:font-size-asian="18pt" style:font-size-complex="18pt"/>
    </style:style>
    <style:style style:name="T6" style:family="text">
      <style:text-properties fo:font-variant="normal" fo:text-transform="none" fo:color="#000000" style:font-name="Liberation Serif" fo:font-size="18pt" fo:letter-spacing="normal" fo:font-style="normal" fo:font-weight="normal" officeooo:rsid="00248eb9" style:font-size-asian="18pt" style:font-size-complex="18pt"/>
    </style:style>
    <style:style style:name="T7" style:family="text">
      <style:text-properties fo:font-variant="normal" fo:text-transform="none" fo:color="#000000" style:font-name="Liberation Serif" fo:font-size="18pt" fo:letter-spacing="normal" fo:font-style="normal" fo:font-weight="normal" officeooo:rsid="00250b37" style:font-size-asian="18pt" style:font-size-complex="18pt"/>
    </style:style>
    <style:style style:name="T8" style:family="text">
      <style:text-properties fo:font-variant="normal" fo:text-transform="none" fo:color="#000000" style:font-name="Liberation Serif" fo:font-size="18pt" fo:letter-spacing="normal" fo:font-style="normal" fo:font-weight="normal" officeooo:rsid="00265a2b" style:font-size-asian="18pt" style:font-size-complex="18pt"/>
    </style:style>
    <style:style style:name="T9" style:family="text">
      <style:text-properties officeooo:rsid="00274c47"/>
    </style:style>
    <style:style style:name="T10" style:family="text">
      <style:text-properties officeooo:rsid="00287838"/>
    </style:style>
    <style:style style:name="T11" style:family="text">
      <style:text-properties style:font-name="Liberation Serif" fo:font-size="18pt" fo:font-style="normal" fo:font-weight="normal" style:font-size-asian="18pt" style:font-size-complex="18pt"/>
    </style:style>
    <style:style style:name="T12" style:family="text">
      <style:text-properties style:font-name="Liberation Serif" fo:font-size="18pt" fo:font-style="normal" fo:font-weight="normal" officeooo:rsid="002a5dc8" style:font-size-asian="18pt" style:font-size-complex="18pt"/>
    </style:style>
    <style:style style:name="T13" style:family="text">
      <style:text-properties style:font-name="Liberation Serif" fo:font-size="18pt" fo:font-style="normal" fo:font-weight="normal" officeooo:rsid="002bc62b"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Задание 1</text:p>
      <text:p text:style-name="P1">unicode \u0F00\u0f0e \u0F42\u0F53\u0F66\u0F0b\u0F5a\u0F74\u0F63\u0F0b\u0F0d</text:p>
      <text:p text:style-name="P1">Что получилось:</text:p>
      <text:p text:style-name="P1">ༀ༎</text:p>
      <text:p text:style-name="P1">གནས་ཚུལ་། </text:p>
      <text:p text:style-name="P2"><text:span text:style-name="T4">{"Ответ":"</text:span><text:span text:style-name="T2">мудрость</text:span><text:span text:style-name="T3"> </text:span><text:span text:style-name="T4">способ существования"}</text:span></text:p>
      <text:p text:style-name="P4"/>
      <text:p text:style-name="P3"><text:span text:style-name="T4">З</text:span><text:span text:style-name="T1">адание 2</text:span></text:p>
      <text:p text:style-name="P5">Возможности словаря Лингво</text:p>
      <text:p text:style-name="P5">Возможности словаря Оксфорда</text:p>
      <text:p text:style-name="P5"/>
      <text:p text:style-name="P5">Анализ ЭОР</text:p>
      <text:p text:style-name="P7">На ресурсе lingvo присутствует перевод, транскрипция, два вида произношения - американский и британский английский, <text:s/>области в которых слово применимо и в каких значениях, есть примеры из текстов в которых применимо слово, помимо этого ресурс предоставляет возможность отбирать слова для изучения и делить их по категориям, также есть возможность спросить у других пользователей о том, как лучше составить предложение/фразу или перевести фрагмент.</text:p>
      <text:p text:style-name="P12"><text:span text:style-name="T6">На ресурсе оксфордск</text:span><text:span text:style-name="T7">их</text:span><text:span text:style-name="T6"> словар</text:span><text:span text:style-name="T7">ей</text:span><text:span text:style-name="T6"> </text:span><text:span text:style-name="T5">присутствует перевод, транскрипция, два вида произношения - американский и британский английский, </text:span><text:span text:style-name="T7">толкование слова,</text:span><text:span text:style-name="T5"> области в которых слово применимо и в каких значениях, </text:span><text:span text:style-name="T7">есть рекомендованные словари для изучения в зависимости от уровня ученика, </text:span><text:span text:style-name="T8">а также рекомендуются подборки по темам</text:span><text:span text:style-name="T7">, </text:span><text:span text:style-name="T8">добавлена возможность изучать грамматику</text:span><text:span text:style-name="T7">.</text:span></text:p>
      <text:p text:style-name="P13">Другие ресурсы</text:p>
      <text:p text:style-name="P8">Портал BBC предоставляет набор уроков для изучения английского языка, уроки разнообразны, так например, грамматика может разъяснятся в текстовой, аудио или видео форме, есть способы оценки знаний — тесты и задачи для <text:soft-page-break/>самостоятельного выполнения. <text:span text:style-name="T9">Есть задачи для минутных тренеровок.</text:span></text:p>
      <text:p text:style-name="P5"><text:span text:style-name="T10">Ресурс </text:span>school-collection.edu.ru</text:p>
      <text:p text:style-name="P9">на ресурсе размещены сборники для изучения разных языков, также набор методических рекомендаций и контрольных работ для школьников разных классов.</text:p>
      <text:p text:style-name="P14">Ресурс lingualeo.com</text:p>
      <text:p text:style-name="P10"><text:span text:style-name="T11">Ресурс подходит для новичков, </text:span><text:span text:style-name="T12">изучающих английский, б</text:span><text:span text:style-name="T11">есплатные разделы дают возможность изучать слова, разбирать базовую грамматику, читать тексты по уровням сложности, смотреть видео с субтитрами.</text:span></text:p>
      <text:p text:style-name="P11"><text:span text:style-name="T13">Ресурс </text:span><text:span text:style-name="T11">learnenglishkids.britishcouncil.org/en/</text:span></text:p>
      <text:p text:style-name="P15">Ресурс ориентирован на юную аудиторию, интересной особенностью является подход, при котором ответы на часть выполняемых заданий выписываются на ветки форумов, где каждый пользователь может его прочитать, на ресурсе есть простые видео по грамматике, а также возможность обучаться в игровой форме.</text:p>
      <text:p text:style-name="P16">Ресурс calleteach.wordpress.com/</text:p>
      <text:p text:style-name="P16">Этот ресурс предназначен для опытных лингвистов или людей желающих отточить свой языковой навык.</text:p>
      <text:p text:style-name="P17">Курсы.</text:p>
      <text:p text:style-name="P18">Курсы используют в основном текст и видео формы представления информации, оценкой знаний является тест, а также самостоятельные задания, в некоторых случаях отдельные проекты, которые могут быть эффективным средством обучения.</text:p>
      <text:p text:style-name="P6">Задание 3</text:p>
      <text:p text:style-name="P19"><text:a xlink:type="simple" xlink:href="https://kodaktor.ru/?!=8f46050" text:style-name="Internet_20_link" text:visited-style-name="Visited_20_Internet_20_Link"><text:span text:style-name="T1">https://kodaktor.ru/?!=8f46050</text:span></text:a></text:p>
      <text:p text:style-name="P20"><text:span text:style-name="T1">Задание 4</text:span></text:p>
      <text:p text:style-name="P20"><text:a xlink:type="simple" xlink:href="https://grishutenkopavel.blogspot.com/2020/09/blog-post.html" text:style-name="Internet_20_link" text:visited-style-name="Visited_20_Internet_20_Link"><text:span text:style-name="T1">https://grishutenkopavel.blogspot.com/2020/09/blog-post.html</text:span></text:a></text:p>
      <text:p text:style-name="P20"><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9T17:14:24.364545559</meta:creation-date>
    <dc:date>2020-09-25T19:51:08.212188014</dc:date>
    <meta:editing-duration>PT2H10M54S</meta:editing-duration>
    <meta:editing-cycles>23</meta:editing-cycles>
    <meta:generator>LibreOffice/6.4.6.2$Linux_X86_64 LibreOffice_project/40$Build-2</meta:generator>
    <meta:document-statistic meta:table-count="0" meta:image-count="0" meta:object-count="0" meta:page-count="2" meta:paragraph-count="28" meta:word-count="308" meta:character-count="2530" meta:non-whitespace-character-count="2247"/>
  </office:meta>
</office:document-meta>
</file>